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7039" officeooo:paragraph-rsid="0001703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17039" officeooo:paragraph-rsid="0001703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17039" officeooo:paragraph-rsid="00043ce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dc9" officeooo:paragraph-rsid="00033dc9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normal" officeooo:rsid="0007213c" officeooo:paragraph-rsid="0007213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officeooo:rsid="00017039" officeooo:paragraph-rsid="0001703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17039" officeooo:paragraph-rsid="0001703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33dc9" officeooo:paragraph-rsid="00033dc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33dc9" officeooo:paragraph-rsid="0001703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43ce9" officeooo:paragraph-rsid="00043ce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7213c" officeooo:paragraph-rsid="0007213c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3dc9" style:font-weight-asian="normal" style:font-weight-complex="normal"/>
    </style:style>
    <style:style style:name="T3" style:family="text">
      <style:text-properties style:text-underline-style="none" fo:font-weight="normal" officeooo:rsid="00043ce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oduction</text:p>
      <text:p text:style-name="P6"/>
      <text:p text:style-name="P7">Biiiiiig banner-guitar and 30luv</text:p>
      <text:p text:style-name="P7"/>
      <text:p text:style-name="P7"/>
      <text:p text:style-name="P8">Info:</text:p>
      <text:p text:style-name="P8"/>
      <text:p text:style-name="P7">-Music releases/music player for samples</text:p>
      <text:p text:style-name="P7">-EPK</text:p>
      <text:p text:style-name="P2"><text:span text:style-name="T1">-</text:span><text:span text:style-name="T2">Description</text:span></text:p>
      <text:p text:style-name="P3"><text:span text:style-name="T2">-</text:span><text:span text:style-name="T3">tour dates</text:span></text:p>
      <text:p text:style-name="P10">-merch</text:p>
      <text:p text:style-name="P10">-updates scroller</text:p>
      <text:p text:style-name="P9"/>
      <text:p text:style-name="P8">Looks:</text:p>
      <text:p text:style-name="P8"/>
      <text:p text:style-name="P4"><text:span text:style-name="T1">-</text:span><text:span text:style-name="T3">image background (4k res)</text:span></text:p>
      <text:p text:style-name="P10">-side menu outline (left.. pops out with a click)</text:p>
      <text:p text:style-name="P10">-each widget is big and low in text</text:p>
      <text:p text:style-name="P10">-overlayed on top of background</text:p>
      <text:p text:style-name="P10">-constant banner on top</text:p>
      <text:p text:style-name="P10"/>
      <text:p text:style-name="P11">hex color code</text:p>
      <text:p text:style-name="P11">#0C2626</text:p>
      <text:p text:style-name="P11"/>
      <text:p text:style-name="P11">font links</text:p>
      <text:p text:style-name="P11">&lt;link href="https://fonts.googleapis.com/css2?family=Roboto:wght@100&amp;display=swap" rel="stylesheet"&gt; </text:p>
      <text:p text:style-name="P11"/>
      <text:p text:style-name="P5">font-family: 'Roboto', sans-serif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2:37:40.613317601</meta:creation-date>
    <dc:date>2020-05-10T15:00:49.298276340</dc:date>
    <meta:editing-duration>PT12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62" meta:character-count="478" meta:non-whitespace-character-count="434"/>
  </office:meta>
</office:document-meta>
</file>